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a9b7c6" style:text-outline="false" style:text-line-through-style="none" style:text-line-through-type="none" style:font-name="DejaVu Sans Mon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a9b7c6" style:font-name="DejaVu Sans Mono" fo:font-size="11.5pt" fo:language="en" fo:country="US" style:font-name-asian="Noto Sans CJK SC Regular" style:font-size-asian="11.5pt" style:language-asian="en" style:country-asian="US" style:font-name-complex="FreeSans" style:font-size-complex="11.5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2.37pt" svg:y="727.91pt">
            <loext:p draw:notify-on-update-of-ranges="Sheet1.A1:Sheet1.A1 Sheet1.A2:Sheet1.A6 Sheet1.B1:Sheet1.B1 Sheet1.B2:Sheet1.B6 Sheet1.A1:Sheet1.A1 Sheet1.A2:Sheet1.A6 Sheet1.C1:Sheet1.C1 Sheet1.C2:Sheet1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.51pt" svg:y="558.91pt">
            <loext:p draw:notify-on-update-of-ranges="Sheet1.A10:Sheet1.A10 Sheet1.A11:Sheet1.A15 Sheet1.B10:Sheet1.B10 Sheet1.B11:Sheet1.B15 Sheet1.A10:Sheet1.A10 Sheet1.A11:Sheet1.A15 Sheet1.C10:Sheet1.C10 Sheet1.C11:Sheet1.C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.83pt" svg:y="306.85pt">
            <loext:p draw:notify-on-update-of-ranges="Sheet1.A18:Sheet1.A18 Sheet1.A19:Sheet1.A23 Sheet1.B18:Sheet1.B18 Sheet1.B19:Sheet1.B23 Sheet1.A18:Sheet1.A18 Sheet1.A19:Sheet1.A23 Sheet1.C18:Sheet1.C18 Sheet1.C19:Sheet1.C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CA Comp</text:p>
          </table:table-cell>
          <table:table-cell office:value-type="string" calcext:value-type="string">
            <text:p>5-NN</text:p>
          </table:table-cell>
          <table:table-cell office:value-type="string" calcext:value-type="string">
            <text:p>Reconstruction Cls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float" office:value="0.793135435992579" calcext:value-type="float">
            <text:p>0.793135436</text:p>
          </table:table-cell>
          <table:table-cell office:value-type="float" office:value="0.776901669758813" calcext:value-type="float">
            <text:p>0.77690166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75" calcext:value-type="float">
            <text:p>0.875</text:p>
          </table:table-cell>
          <table:table-cell office:value-type="float" office:value="0.777133580705009" calcext:value-type="float">
            <text:p>0.77713358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41326530612245" calcext:value-type="float">
            <text:p>0.9413265306</text:p>
          </table:table-cell>
          <table:table-cell office:value-type="float" office:value="0.777365491651206" calcext:value-type="float">
            <text:p>0.77736549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66604823747681" calcext:value-type="float">
            <text:p>0.9666048237</text:p>
          </table:table-cell>
          <table:table-cell office:value-type="float" office:value="0.775510204081633" calcext:value-type="float">
            <text:p>0.775510204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float" office:value="0.987012987012987" calcext:value-type="float">
            <text:p>0.987012987</text:p>
          </table:table-cell>
          <table:table-cell office:value-type="float" office:value="0.772031539888683" calcext:value-type="float">
            <text:p>0.7720315399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PCA Comp</text:p>
          </table:table-cell>
          <table:table-cell office:value-type="string" calcext:value-type="string">
            <text:p>5-NN</text:p>
          </table:table-cell>
          <table:table-cell office:value-type="string" calcext:value-type="string">
            <text:p>Reconstruction Cls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float" office:value="0.145903010033445" calcext:value-type="float">
            <text:p>0.14590301</text:p>
          </table:table-cell>
          <table:table-cell office:value-type="float" office:value="0.111622073578595" calcext:value-type="float">
            <text:p>0.11162207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8561872909699" calcext:value-type="float">
            <text:p>0.0685618729</text:p>
          </table:table-cell>
          <table:table-cell office:value-type="float" office:value="0.108277591973244" calcext:value-type="float">
            <text:p>0.1082775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71739130434783" calcext:value-type="float">
            <text:p>0.027173913</text:p>
          </table:table-cell>
          <table:table-cell office:value-type="float" office:value="0.104933110367893" calcext:value-type="float">
            <text:p>0.10493311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25418060200669" calcext:value-type="float">
            <text:p>0.012541806</text:p>
          </table:table-cell>
          <table:table-cell office:value-type="float" office:value="0.0999163879598662" calcext:value-type="float">
            <text:p>0.09991638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float" office:value="0.00501672240802676" calcext:value-type="float">
            <text:p>0.0050167224</text:p>
          </table:table-cell>
          <table:table-cell office:value-type="float" office:value="0.0857023411371237" calcext:value-type="float">
            <text:p>0.085702341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CA Comp</text:p>
          </table:table-cell>
          <table:table-cell office:value-type="string" calcext:value-type="string">
            <text:p>5-NN</text:p>
          </table:table-cell>
          <table:table-cell office:value-type="string" calcext:value-type="string">
            <text:p>Reconstruction Cls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float" office:value="0.146872520446777" calcext:value-type="float">
            <text:p>0.1468725204</text:p>
          </table:table-cell>
          <table:table-cell office:value-type="float" office:value="0.0704240798950195" calcext:value-type="float">
            <text:p>0.07042407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0537605285645" calcext:value-type="float">
            <text:p>0.2805376053</text:p>
          </table:table-cell>
          <table:table-cell office:value-type="float" office:value="0.0856747627258301" calcext:value-type="float">
            <text:p>0.08567476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00809288024902" calcext:value-type="float">
            <text:p>0.400809288</text:p>
          </table:table-cell>
          <table:table-cell office:value-type="float" office:value="0.0736684799194336" calcext:value-type="float">
            <text:p>0.07366847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84741258621216" calcext:value-type="float">
            <text:p>0.6847412586</text:p>
          </table:table-cell>
          <table:table-cell office:value-type="float" office:value="0.0792078971862793" calcext:value-type="float">
            <text:p>0.079207897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float" office:value="1.27686285972595" calcext:value-type="float">
            <text:p>1.2768628597</text:p>
          </table:table-cell>
          <table:table-cell office:value-type="float" office:value="0.0804266929626465" calcext:value-type="float">
            <text:p>0.0804266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6:36:46.811564631</meta:creation-date>
    <dc:date>2019-12-15T17:42:33.687288027</dc:date>
    <meta:editing-duration>PT12M10S</meta:editing-duration>
    <meta:editing-cycles>1</meta:editing-cycles>
    <meta:document-statistic meta:table-count="1" meta:cell-count="54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4.974cm" svg:y="0.185cm" style:legend-expansion="wide" chart:style-name="ch2"/>
        <chart:plot-area chart:style-name="ch3" table:cell-range-address="Sheet1.A1:Sheet1.C6" chart:data-source-has-labels="row" svg:x="1.331cm" svg:y="0.963cm" svg:width="14.349cm" svg:height="6.876cm">
          <chartooo:coordinate-region svg:x="2.058cm" svg:y="1.163cm" svg:width="13.435cm" svg:height="6.029cm"/>
          <chart:axis chart:dimension="x" chart:name="primary-x" chart:style-name="ch4">
            <chart:title svg:x="7.654cm" svg:y="8.019cm" chart:style-name="ch5">
              <text:p>PCA Comp</text:p>
            </chart:title>
          </chart:axis>
          <chart:axis chart:dimension="y" chart:name="primary-y" chart:style-name="ch6">
            <chart:title svg:x="0.451cm" svg:y="5.12cm" chart:style-name="ch7">
              <text:p>Accuracy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series chart:style-name="ch10" chart:values-cell-range-address="Sheet1.C2:Sheet1.C6" chart:label-cell-address="Sheet1.C1:Sheet1.C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-NN</text:p>
                <draw:g>
                  <svg:desc>Sheet1.B1:Sheet1.B1</svg:desc>
                </draw:g>
              </table:table-cell>
              <table:table-cell office:value-type="string">
                <text:p>Reconstruction Cls.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6</svg:desc>
                </draw:g>
              </table:table-cell>
              <table:table-cell office:value-type="float" office:value="0.793135435992579">
                <text:p>0.793135435992579</text:p>
                <draw:g>
                  <svg:desc>Sheet1.B2:Sheet1.B6</svg:desc>
                </draw:g>
              </table:table-cell>
              <table:table-cell office:value-type="float" office:value="0.776901669758813">
                <text:p>0.776901669758813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875">
                <text:p>0.875</text:p>
              </table:table-cell>
              <table:table-cell office:value-type="float" office:value="0.777133580705009">
                <text:p>0.777133580705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941326530612245">
                <text:p>0.941326530612245</text:p>
              </table:table-cell>
              <table:table-cell office:value-type="float" office:value="0.777365491651206">
                <text:p>0.7773654916512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0.966604823747681">
                <text:p>0.966604823747681</text:p>
              </table:table-cell>
              <table:table-cell office:value-type="float" office:value="0.775510204081633">
                <text:p>0.775510204081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987012987012987">
                <text:p>0.987012987012987</text:p>
              </table:table-cell>
              <table:table-cell office:value-type="float" office:value="0.772031539888683">
                <text:p>0.7720315398886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4.974cm" svg:y="0.185cm" style:legend-expansion="wide" chart:style-name="ch2"/>
        <chart:plot-area chart:style-name="ch3" table:cell-range-address="Sheet1.A10:Sheet1.C15" chart:data-source-has-labels="row" svg:x="1.331cm" svg:y="0.963cm" svg:width="14.349cm" svg:height="6.876cm">
          <chartooo:coordinate-region svg:x="2.243cm" svg:y="1.162cm" svg:width="13.251cm" svg:height="6.03cm"/>
          <chart:axis chart:dimension="x" chart:name="primary-x" chart:style-name="ch4">
            <chart:title svg:x="7.654cm" svg:y="8.019cm" chart:style-name="ch5">
              <text:p>PCA Comp</text:p>
            </chart:title>
          </chart:axis>
          <chart:axis chart:dimension="y" chart:name="primary-y" chart:style-name="ch4">
            <chart:title svg:x="0.451cm" svg:y="4.776cm" chart:style-name="ch6">
              <text:p>FPR</text:p>
            </chart:title>
            <chart:grid chart:style-name="ch7" chart:class="major"/>
          </chart:axis>
          <chart:series chart:style-name="ch8" chart:values-cell-range-address="Sheet1.B11:Sheet1.B15" chart:label-cell-address="Sheet1.B10:Sheet1.B10" chart:class="chart:scatter">
            <chart:domain table:cell-range-address="Sheet1.A11:Sheet1.A15"/>
            <chart:data-point chart:repeated="5"/>
          </chart:series>
          <chart:series chart:style-name="ch9" chart:values-cell-range-address="Sheet1.C11:Sheet1.C15" chart:label-cell-address="Sheet1.C10:Sheet1.C10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-NN</text:p>
                <draw:g>
                  <svg:desc>Sheet1.B10:Sheet1.B10</svg:desc>
                </draw:g>
              </table:table-cell>
              <table:table-cell office:value-type="string">
                <text:p>Reconstruction Cls.</text:p>
                <draw:g>
                  <svg:desc>Sheet1.C10:Sheet1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11:Sheet1.A15</svg:desc>
                </draw:g>
              </table:table-cell>
              <table:table-cell office:value-type="float" office:value="0.145903010033445">
                <text:p>0.145903010033445</text:p>
                <draw:g>
                  <svg:desc>Sheet1.B11:Sheet1.B15</svg:desc>
                </draw:g>
              </table:table-cell>
              <table:table-cell office:value-type="float" office:value="0.111622073578595">
                <text:p>0.111622073578595</text:p>
                <draw:g>
                  <svg:desc>Sheet1.C11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68561872909699">
                <text:p>0.068561872909699</text:p>
              </table:table-cell>
              <table:table-cell office:value-type="float" office:value="0.108277591973244">
                <text:p>0.108277591973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271739130434783">
                <text:p>0.0271739130434783</text:p>
              </table:table-cell>
              <table:table-cell office:value-type="float" office:value="0.104933110367893">
                <text:p>0.104933110367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0.0125418060200669">
                <text:p>0.0125418060200669</text:p>
              </table:table-cell>
              <table:table-cell office:value-type="float" office:value="0.0999163879598662">
                <text:p>0.09991638795986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501672240802676">
                <text:p>0.00501672240802676</text:p>
              </table:table-cell>
              <table:table-cell office:value-type="float" office:value="0.0857023411371237">
                <text:p>0.08570234113712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4.974cm" svg:y="0.185cm" style:legend-expansion="wide" chart:style-name="ch2"/>
        <chart:plot-area chart:style-name="ch3" table:cell-range-address="Sheet1.A18:Sheet1.C23" chart:data-source-has-labels="row" svg:x="1.331cm" svg:y="0.963cm" svg:width="14.349cm" svg:height="6.876cm">
          <chartooo:coordinate-region svg:x="2.058cm" svg:y="1.162cm" svg:width="13.435cm" svg:height="6.03cm"/>
          <chart:axis chart:dimension="x" chart:name="primary-x" chart:style-name="ch4">
            <chart:title svg:x="7.654cm" svg:y="8.019cm" chart:style-name="ch5">
              <text:p>PCA Comp</text:p>
            </chart:title>
          </chart:axis>
          <chart:axis chart:dimension="y" chart:name="primary-y" chart:style-name="ch4">
            <chart:title svg:x="0.451cm" svg:y="5.808cm" chart:style-name="ch6">
              <text:p>Run Time (second)</text:p>
            </chart:title>
            <chart:grid chart:style-name="ch7" chart:class="major"/>
          </chart:axis>
          <chart:series chart:style-name="ch8" chart:values-cell-range-address="Sheet1.B19:Sheet1.B23" chart:label-cell-address="Sheet1.B18:Sheet1.B18" chart:class="chart:scatter">
            <chart:domain table:cell-range-address="Sheet1.A19:Sheet1.A23"/>
            <chart:data-point chart:repeated="5"/>
          </chart:series>
          <chart:series chart:style-name="ch9" chart:values-cell-range-address="Sheet1.C19:Sheet1.C23" chart:label-cell-address="Sheet1.C18:Sheet1.C18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-NN</text:p>
                <draw:g>
                  <svg:desc>Sheet1.B18:Sheet1.B18</svg:desc>
                </draw:g>
              </table:table-cell>
              <table:table-cell office:value-type="string">
                <text:p>Reconstruction Cls.</text:p>
                <draw:g>
                  <svg:desc>Sheet1.C18:Sheet1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19:Sheet1.A23</svg:desc>
                </draw:g>
              </table:table-cell>
              <table:table-cell office:value-type="float" office:value="0.146872520446777">
                <text:p>0.146872520446777</text:p>
                <draw:g>
                  <svg:desc>Sheet1.B19:Sheet1.B23</svg:desc>
                </draw:g>
              </table:table-cell>
              <table:table-cell office:value-type="float" office:value="0.0704240798950195">
                <text:p>0.0704240798950195</text:p>
                <draw:g>
                  <svg:desc>Sheet1.C19:Sheet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280537605285645">
                <text:p>0.280537605285645</text:p>
              </table:table-cell>
              <table:table-cell office:value-type="float" office:value="0.0856747627258301">
                <text:p>0.0856747627258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400809288024902">
                <text:p>0.400809288024902</text:p>
              </table:table-cell>
              <table:table-cell office:value-type="float" office:value="0.0736684799194336">
                <text:p>0.0736684799194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0.684741258621216">
                <text:p>0.684741258621216</text:p>
              </table:table-cell>
              <table:table-cell office:value-type="float" office:value="0.0792078971862793">
                <text:p>0.0792078971862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27686285972595">
                <text:p>1.27686285972595</text:p>
              </table:table-cell>
              <table:table-cell office:value-type="float" office:value="0.0804266929626465">
                <text:p>0.08042669296264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